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ersistenceUnitReader.determinePersistenceUnitRootUrl( Resource resourc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7">
            <text:p text:style-name="Table_20_Contents">7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PersistenceUnitReader.parseProperties( Element persistenceUnit , SpringPersistenceUnitInfo unitInfo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ersistenceUnitReader.buildDocument( ErrorHandler handler , InputStream stre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ersistenceUnitReader.readPersistenceUnitInfos( String persistenceXmlL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istenceUnitReader.parseJarFiles( Element persistenceUnit , SpringPersistenceUnitInfo unitInfo )</text:p>
          </table:table-cell>
          <table:table-cell office:value-type="float" office:value="7">
            <text:p text:style-name="Table_20_Contents">7</text:p>
          </table:table-cell>
          <table:table-cell office:value-type="float" office:value="2">
            <text:p text:style-name="Table_20_Contents">2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PersistenceUnitReader.parsePersistenceUnitInfo( Element persistenceUnit , String version , @ Nullable URL rootUrl )</text:p>
          </table:table-cell>
          <table:table-cell office:value-type="float" office:value="9">
            <text:p text:style-name="Table_20_Contents">9</text:p>
          </table:table-cell>
          <table:table-cell office:value-type="float" office:value="3">
            <text:p text:style-name="Table_20_Contents">3</text:p>
          </table:table-cell>
          <table:table-cell office:value-type="float" office:value="40">
            <text:p text:style-name="Table_20_Contents">40</text:p>
          </table:table-cell>
        </table:table-row>
        <table:table-row>
          <table:table-cell office:value-type="string">
            <text:p text:style-name="Table_20_Contents">PersistenceUnitReader.readPersistenceUnitInfos( String [ ] persistenceXmlLocation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0">
            <text:p text:style-name="Table_20_Contents">0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PersistenceUnitReader.parseDocument( Resource resource , Document document , List &lt; SpringPersistenceUnitInfo &gt; info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ersistenceUnitReader.parseMappingFiles( Element persistenceUnit , SpringPersistenceUnitInfo unitInfo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ersistenceUnitReader.PersistenceUnitReader( ResourcePatternResolver resourcePatternResolver , DataSourceLookup dataSourceLooku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ersistenceUnitReader.parseManagedClasses( Element persistenceUnit , SpringPersistenceUnitInfo unitInfo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